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 style:parent-style-name="objectwithoutfill">
      <style:graphic-properties svg:stroke-width="0.127cm" draw:marker-start-width="0.353cm" draw:marker-end="Arrowheads_20_1" draw:marker-end-width="0.228cm" draw:fill="none" draw:textarea-vertical-align="middle" fo:padding-top="0.188cm" fo:padding-bottom="0.188cm" fo:padding-left="0.313cm" fo:padding-right="0.313cm"/>
    </style:style>
    <style:style style:name="gr6" style:family="graphic" style:parent-style-name="objectwithoutfill">
      <style:graphic-properties svg:stroke-width="0.127cm" draw:marker-start-width="0.353cm" draw:marker-end="Arrow" draw:marker-end-width="0.228cm" draw:fill="none" draw:textarea-vertical-align="middle" fo:padding-top="0.188cm" fo:padding-bottom="0.188cm" fo:padding-left="0.313cm" fo:padding-right="0.313cm"/>
    </style:style>
    <style:style style:name="gr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1" xml:id="id1" draw:id="id1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4.727cm" svg:height="2.384cm" svg:x="2.74cm" svg:y="7.62cm">
          <draw:text-box>
            <text:p text:style-name="P2">Susccceptibles</text:p>
            <text:p text:style-name="P2">who can get</text:p>
            <text:p text:style-name="P2">the disease</text:p>
          </draw:text-box>
        </draw:frame>
        <draw:frame draw:style-name="gr3" draw:layer="layout" svg:width="2.758cm" svg:height="0.962cm" svg:x="11.466cm" svg:y="7.674cm">
          <draw:text-box>
            <text:p>Infected</text:p>
          </draw:text-box>
        </draw:frame>
        <draw:frame draw:style-name="gr3" draw:layer="layout" svg:width="4.092cm" svg:height="2.384cm" svg:x="18.216cm" svg:y="7.62cm">
          <draw:text-box>
            <text:p>Recovered</text:p>
            <text:p>who become</text:p>
            <text:p>immune</text:p>
          </draw:text-box>
        </draw:frame>
        <draw:frame draw:style-name="gr4" draw:text-style-name="P3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3" draw:text-style-name="P3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3" draw:text-style-name="P3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5" draw:text-style-name="P1" draw:layer="layout" draw:type="line" svg:x1="7.62cm" svg:y1="4.445cm" svg:x2="10.16cm" svg:y2="4.445cm" draw:start-shape="id1" draw:start-glue-point="1" draw:end-shape="id2" draw:end-glue-point="3" svg:d="m7620 4445h2540" svg:viewBox="0 0 2541 1">
          <text:p/>
        </draw:connector>
        <draw:connector draw:style-name="gr6" draw:text-style-name="P1" draw:layer="layout" draw:type="line" svg:x1="15.273cm" svg:y1="4.445cm" svg:x2="17.78cm" svg:y2="4.445cm" draw:start-shape="id2" draw:start-glue-point="1" draw:end-shape="id3" draw:end-glue-point="3" svg:d="m15273 4445h2507" svg:viewBox="0 0 2508 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1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3" draw:text-style-name="P3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3" draw:text-style-name="P3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7" draw:text-style-name="P1" draw:layer="layout" draw:type="lines" svg:x1="15.273cm" svg:y1="4.572cm" svg:x2="17.813cm" svg:y2="4.572cm" svg:d="m15273 4572h501 1537 502" svg:viewBox="0 0 2541 1">
          <text:p/>
        </draw:connector>
        <draw:connector draw:style-name="gr7" draw:text-style-name="P1" draw:layer="layout" draw:type="lines" svg:x1="7.62cm" svg:y1="4.572cm" svg:x2="10.16cm" svg:y2="4.572cm" svg:d="m7620 4572h501 1537 502" svg:viewBox="0 0 2541 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1" xml:id="id5" draw:id="id5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3" draw:text-style-name="P3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3" draw:text-style-name="P3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8" draw:text-style-name="P1" draw:layer="layout" draw:type="curve" svg:x1="20.336cm" svg:y1="6.35cm" svg:x2="5.063cm" svg:y2="6.35cm" draw:start-shape="id4" draw:start-glue-point="2" draw:end-shape="id5" draw:end-glue-point="2" svg:d="m20336 6350c0 753-15273 753-15273 0" svg:viewBox="0 0 15274 566">
          <text:p/>
        </draw:connector>
        <draw:connector draw:style-name="gr7" draw:text-style-name="P1" draw:layer="layout" draw:type="lines" svg:x1="15.273cm" svg:y1="4.572cm" svg:x2="17.813cm" svg:y2="4.572cm" svg:d="m15273 4572h501 1537 502" svg:viewBox="0 0 2541 1">
          <text:p/>
        </draw:connector>
        <draw:connector draw:style-name="gr7" draw:text-style-name="P1" draw:layer="layout" draw:type="lines" svg:x1="7.62cm" svg:y1="4.572cm" svg:x2="10.16cm" svg:y2="4.572cm" svg:d="m7620 4572h501 1537 502" svg:viewBox="0 0 2541 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1" xml:id="id6" draw:id="id6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3" draw:text-style-name="P3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3" draw:text-style-name="P3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7" draw:text-style-name="P1" draw:layer="layout" draw:type="lines" svg:x1="7.62cm" svg:y1="4.572cm" svg:x2="10.16cm" svg:y2="4.572cm" svg:d="m7620 4572h501 1537 502" svg:viewBox="0 0 2541 1">
          <text:p/>
        </draw:connector>
        <draw:connector draw:style-name="gr7" draw:text-style-name="P1" draw:layer="layout" draw:type="lines" svg:x1="15.247cm" svg:y1="4.384cm" svg:x2="17.787cm" svg:y2="4.384cm" svg:d="m15247 4384h501 1537 502" svg:viewBox="0 0 2541 1">
          <text:p/>
        </draw:connector>
        <draw:custom-shape draw:style-name="gr2" draw:text-style-name="P1" xml:id="id7" draw:id="id7" draw:layer="layout" svg:width="5.113cm" svg:height="3.81cm" svg:x="2.54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5.063cm" svg:y1="6.35cm" svg:x2="5.096cm" svg:y2="9.144cm" draw:start-shape="id6" draw:start-glue-point="2" draw:end-shape="id7" draw:end-glue-point="0" svg:d="m5063 6350v1398h33v1396" svg:viewBox="0 0 34 2795">
          <text:p/>
        </draw:connector>
        <draw:frame draw:style-name="gr4" draw:text-style-name="P3" draw:layer="layout" svg:width="1.256cm" svg:height="1.517cm" svg:x="4.532cm" svg:y="10.414cm">
          <draw:text-box>
            <text:p><text:span text:style-name="T1">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1" xml:id="id8" draw:id="id8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3" draw:text-style-name="P3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3" draw:text-style-name="P3" draw:layer="layout" svg:width="1.319cm" svg:height="1.517cm" svg:x="19.659cm" svg:y="3.763cm">
          <draw:text-box>
            <text:p><text:span text:style-name="T1">R</text:span></text:p>
          </draw:text-box>
        </draw:frame>
        <draw:connector draw:style-name="gr7" draw:text-style-name="P1" draw:layer="layout" draw:type="lines" svg:x1="7.62cm" svg:y1="4.572cm" svg:x2="10.16cm" svg:y2="4.572cm" svg:d="m7620 4572h501 1537 502" svg:viewBox="0 0 2541 1">
          <text:p/>
        </draw:connector>
        <draw:connector draw:style-name="gr7" draw:text-style-name="P1" draw:layer="layout" draw:type="lines" svg:x1="15.247cm" svg:y1="4.384cm" svg:x2="17.787cm" svg:y2="4.384cm" svg:d="m15247 4384h501 1537 502" svg:viewBox="0 0 2541 1">
          <text:p/>
        </draw:connector>
        <draw:custom-shape draw:style-name="gr2" draw:text-style-name="P1" xml:id="id9" draw:id="id9" draw:layer="layout" svg:width="5.113cm" svg:height="3.81cm" svg:x="2.54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5.063cm" svg:y1="6.35cm" svg:x2="5.096cm" svg:y2="9.144cm" draw:start-shape="id8" draw:start-glue-point="2" draw:end-shape="id9" draw:end-glue-point="0" svg:d="m5063 6350v1398h33v1396" svg:viewBox="0 0 34 2795">
          <text:p/>
        </draw:connector>
        <draw:frame draw:style-name="gr4" draw:text-style-name="P3" draw:layer="layout" svg:width="1.256cm" svg:height="1.517cm" svg:x="4.532cm" svg:y="10.414cm">
          <draw:text-box>
            <text:p><text:span text:style-name="T1">V</text:span></text:p>
          </draw:text-box>
        </draw:frame>
        <draw:connector draw:style-name="gr9" draw:text-style-name="P1" draw:layer="layout" draw:type="curve" svg:x1="2.54cm" svg:y1="11.049cm" svg:x2="2.507cm" svg:y2="4.445cm" draw:start-shape="id9" draw:end-shape="id8" draw:end-glue-point="3" svg:d="m2540 11049c-802 0-786-6604-33-6604" svg:viewBox="0 0 601 6605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1" xml:id="id13" draw:id="id13" draw:layer="layout" svg:width="5.113cm" svg:height="3.81cm" svg:x="2.50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5.113cm" svg:height="3.81cm" svg:x="17.78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5.113cm" svg:height="3.81cm" svg:x="10.1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256cm" svg:height="1.517cm" svg:x="4.418cm" svg:y="3.817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4" draw:text-style-name="P3" draw:layer="layout" svg:width="1.256cm" svg:height="1.517cm" svg:x="4.418cm" svg:y="3.818cm">
          <draw:text-box>
            <text:p><text:span text:style-name="T1">S</text:span></text:p>
          </draw:text-box>
        </draw:frame>
        <draw:frame draw:style-name="gr3" draw:text-style-name="P3" draw:layer="layout" svg:width="0.815cm" svg:height="1.517cm" svg:x="12.346cm" svg:y="3.772cm">
          <draw:text-box>
            <text:p><text:span text:style-name="T1">I</text:span></text:p>
          </draw:text-box>
        </draw:frame>
        <draw:frame draw:style-name="gr3" draw:text-style-name="P3" draw:layer="layout" svg:width="1.192cm" svg:height="1.517cm" svg:x="19.659cm" svg:y="3.763cm">
          <draw:text-box>
            <text:p><text:span text:style-name="T1">Z</text:span></text:p>
          </draw:text-box>
        </draw:frame>
        <draw:connector draw:style-name="gr7" draw:text-style-name="P1" draw:layer="layout" draw:type="lines" svg:x1="7.62cm" svg:y1="4.572cm" svg:x2="10.16cm" svg:y2="4.572cm" svg:d="m7620 4572h501 1537 502" svg:viewBox="0 0 2541 1">
          <text:p/>
        </draw:connector>
        <draw:connector draw:style-name="gr7" draw:text-style-name="P1" draw:layer="layout" draw:type="lines" svg:x1="15.247cm" svg:y1="4.384cm" svg:x2="17.787cm" svg:y2="4.384cm" svg:d="m15247 4384h501 1537 502" svg:viewBox="0 0 2541 1">
          <text:p/>
        </draw:connector>
        <draw:custom-shape draw:style-name="gr2" draw:text-style-name="P1" xml:id="id11" draw:id="id11" draw:layer="layout" svg:width="5.113cm" svg:height="3.81cm" svg:x="10.16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319cm" svg:height="1.517cm" svg:x="12.089cm" svg:y="10.421cm">
          <draw:text-box>
            <text:p><text:span text:style-name="T1">R</text:span></text:p>
          </draw:text-box>
        </draw:frame>
        <draw:connector draw:style-name="gr9" draw:text-style-name="P1" draw:layer="layout" draw:type="curve" svg:x1="12.716cm" svg:y1="6.35cm" svg:x2="12.716cm" svg:y2="9.144cm" draw:start-shape="id10" draw:start-glue-point="2" draw:end-shape="id11" draw:end-glue-point="0" svg:d="m12716 6350v2794" svg:viewBox="0 0 1 2795">
          <text:p/>
        </draw:connector>
        <draw:connector draw:style-name="gr9" draw:text-style-name="P1" draw:layer="layout" draw:type="curve" svg:x1="20.336cm" svg:y1="6.35cm" svg:x2="12.716cm" svg:y2="9.144cm" draw:start-shape="id12" draw:start-glue-point="2" draw:end-shape="id11" svg:d="m20336 6350c0 2097-7620 700-7620 2794" svg:viewBox="0 0 7621 2795">
          <text:p/>
        </draw:connector>
        <draw:connector draw:style-name="gr9" draw:text-style-name="P1" draw:layer="layout" draw:type="curve" svg:x1="5.063cm" svg:y1="6.35cm" svg:x2="12.716cm" svg:y2="9.144cm" draw:start-shape="id13" draw:start-glue-point="2" draw:end-shape="id11" svg:d="m5063 6350c0 2097 7653 700 7653 2794" svg:viewBox="0 0 7654 2795">
          <text:p/>
        </draw:connector>
        <draw:connector draw:style-name="gr9" draw:text-style-name="P1" draw:layer="layout" draw:type="curve" svg:x1="1.217cm" svg:y1="8.36cm" svg:x2="2.507cm" svg:y2="4.445cm" draw:end-shape="id13" draw:end-glue-point="3" svg:d="m1217 8360c591 0-54-3915 1290-3915" svg:viewBox="0 0 1291 3916">
          <text:p/>
        </draw:connector>
        <draw:custom-shape draw:style-name="gr2" draw:text-style-name="P1" draw:layer="layout" svg:width="1.27cm" svg:height="1.27cm" svg:x="0.508cm" svg:y="8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Langtangen</meta:initial-creator>
    <meta:creation-date>2014-08-14T09:07:15</meta:creation-date>
    <dc:date>2014-08-14T10:52:40</dc:date>
    <dc:creator>Hans Langtangen</dc:creator>
    <meta:editing-duration>PT26M</meta:editing-duration>
    <meta:editing-cycles>7</meta:editing-cycles>
    <meta:generator>LibreOffice/3.5$Linux_X86_64 LibreOffice_project/350m1$Build-2</meta:generator>
    <meta:document-statistic meta:object-count="115"/>
  </office:meta>
</office:document-meta>
</file>